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Überschrift2" style:family="paragraph">
      <style:paragraph-properties fo:margin-left="0.5in">
        <style:tab-stops/>
      </style:paragraph-properties>
    </style:style>
    <style:style style:name="P3" style:parent-style-name="Standard" style:family="paragraph">
      <style:paragraph-properties fo:margin-left="0.9791in">
        <style:tab-stops/>
      </style:paragraph-properties>
    </style:style>
    <style:style style:name="P4" style:parent-style-name="Standard" style:family="paragraph">
      <style:paragraph-properties fo:margin-left="0.9833in">
        <style:tab-stops/>
      </style:paragraph-properties>
    </style:style>
    <style:style style:name="P5" style:parent-style-name="Listenabsatz" style:family="paragraph">
      <style:paragraph-properties fo:margin-left="1.2291in">
        <style:tab-stops/>
      </style:paragraph-properties>
    </style:style>
    <style:style style:name="P6" style:parent-style-name="Listenabsatz" style:family="paragraph">
      <style:paragraph-properties fo:margin-left="1.2291in">
        <style:tab-stops/>
      </style:paragraph-properties>
    </style:style>
    <style:style style:name="P7" style:parent-style-name="Listenabsatz" style:family="paragraph">
      <style:paragraph-properties fo:margin-left="1.2291in">
        <style:tab-stops/>
      </style:paragraph-properties>
    </style:style>
    <style:style style:name="P8" style:parent-style-name="Listenabsatz" style:family="paragraph">
      <style:paragraph-properties fo:margin-left="1.2291in">
        <style:tab-stops/>
      </style:paragraph-properties>
    </style:style>
  </office:automatic-styles>
  <office:body>
    <office:text text:use-soft-page-breaks="true">
      <text:p text:style-name="P1">Sitzungsprotokoll Sitzung 1</text:p>
      <text:h text:style-name="Überschrift1" text:outline-level="1"><text:span text:style-name="SchwacheHervorhebung">14.04.2015</text:span></text:h>
      <text:h text:style-name="Überschrift1" text:outline-level="1">Tagesordnung</text:h>
      <text:h text:style-name="P2" text:outline-level="2">Zeitmanagement</text:h>
      <text:p text:style-name="Standard"><text:tab/><text:tab/>-Stundenpläne der Teilnehmer gesammelt in Dropbox gelagert</text:p>
      <text:p text:style-name="Standard"><text:tab/><text:tab/>-Abwesenheitsdokument für die langfristige Planung angelegt</text:p>
      <text:p text:style-name="Standard"><text:tab/><text:tab/>-Termin des Weekly Scrum Meetings festgelegt: Dienstags, 14 Uhr im TeamSpeak</text:p>
      <text:h text:style-name="Überschrift2" text:outline-level="2"><text:tab/>Konkretisierung des Game Designs + Diskussion über Setting</text:h>
      <text:p text:style-name="P3">-2D Platformer/Shooter, bei dem der Hauptcharakter mit jedem besiegtem Boss und somit jedem Level stärker wird und so wächst</text:p>
      <text:p text:style-name="P4">- Setting: Hauptcharakter wird in ein Spiel gezogen, und muss versuchen, sich aus diesem heraus zu kämpfen</text:p>
      <text:p text:style-name="Standard"><text:tab/><text:tab/>-genaueres hierzu im GameDesign Dokument</text:p>
      <text:h text:style-name="Überschrift2" text:outline-level="2"><text:tab/>Arbeitsverteilung</text:h>
      <text:p text:style-name="P5">Ewald: Project Management, Level Design</text:p>
      <text:p text:style-name="P6">Khang: Audio Design, Storyelemente, Graphic Assets</text:p>
      <text:p text:style-name="P7">Dominik: Programmierung</text:p>
      <text:p text:style-name="P8">Philip: Programmierung</text:p>
      <text:h text:style-name="Überschrift2" text:outline-level="2"><text:tab/>Sprint Review 24.04</text:h>
      <text:h text:style-name="Überschrift3" text:outline-level="3"><text:tab/><text:tab/>GameDesign Dokument</text:h>
      <text:p text:style-name="Standard"><text:tab/><text:tab/><text:tab/>Ewald: Idee des Spiels, Arbeitsverteilung etc.</text:p>
      <text:p text:style-name="Standard"><text:tab/><text:tab/><text:tab/>Khang: Ausarbeitung des Settings</text:p>
      <text:h text:style-name="Überschrift3" text:outline-level="3"><text:tab/><text:tab/>Entwicklung des ersten Prototyps</text:h>
      <text:p text:style-name="Standard"><text:tab/><text:tab/><text:tab/>Khang: Sprites des Players</text:p>
      <text:p text:style-name="Standard"><text:tab/><text:tab/><text:tab/>Dominik: Bewegung des Players</text:p>
      <text:p text:style-name="Standard"><text:tab/><text:tab/><text:tab/>Philip: Animation des Players</text:p>
      <text:p text:style-name="Standard"><text:tab/><text:tab/><text:tab/>Ewald: Erstellen des Level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41in" text:min-label-width="0.125in" text:list-level-position-and-space-mode="label-alignment">
          <style:list-level-label-alignment text:label-followed-by="listtab" fo:margin-left="2.2291in" fo:text-indent="-0.125in"/>
        </style:list-level-properties>
      </text:list-level-style-number>
      <text:list-level-style-number text:level="4" style:num-suffix="." style:num-format="1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41in" text:min-label-width="0.125in" text:list-level-position-and-space-mode="label-alignment">
          <style:list-level-label-alignment text:label-followed-by="listtab" fo:margin-left="3.7291in" fo:text-indent="-0.125in"/>
        </style:list-level-properties>
      </text:list-level-style-number>
      <text:list-level-style-number text:level="7" style:num-suffix="." style:num-format="1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41in" text:min-label-width="0.125in" text:list-level-position-and-space-mode="label-alignment">
          <style:list-level-label-alignment text:label-followed-by="listtab" fo:margin-left="5.2291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ald Reinhardt</meta:initial-creator>
    <dc:creator>Ewald Reinhardt</dc:creator>
    <meta:creation-date>2015-04-14T16:16:00Z</meta:creation-date>
    <dc:date>2015-04-14T16:28:00Z</dc:date>
    <meta:template xlink:href="Normal" xlink:type="simple"/>
    <meta:editing-cycles>1</meta:editing-cycles>
    <meta:editing-duration>PT0S</meta:editing-duration>
    <meta:document-statistic meta:page-count="1" meta:paragraph-count="2" meta:word-count="144" meta:character-count="1051" meta:row-count="7" meta:non-whitespace-character-count="909"/>
  </office:meta>
</office:document-meta>
</file>